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style:font-name-asian="SimSun" style:font-name-complex="Arial1"/>
    </style:style>
    <style:style style:name="T4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 print “This is a program”</text:p>
      <text:p text:style-name="P1">20 let a$=“Hello, ”</text:p>
      <text:p text:style-name="P1">30 let b$=“World.”</text:p>
      <text:p text:style-name="P1">40 let z$=a$+b$</text:p>
      <text:p text:style-name="P1">50 print z$</text:p>
      <text:p text:style-name="P1">60 end</text:p>
      <text:p text:style-name="Standard"/>
      <text:p text:style-name="Standard">10 print “– hello test”</text:p>
      <text:p text:style-name="Standard"/>
      <text:p text:style-name="Standard">This is a small test</text:p>
      <text:p text:style-name="Standard"/>
      <text:p text:style-name="Standard"><text:span text:style-name="T1">"</text:span><text:span text:style-name="T4">This is a test</text:span><text:span text:style-name="T1">"</text:span></text:p>
      <text:p text:style-name="Standard"><text:span text:style-name="T1"/></text:p>
      <text:p text:style-name="Standard"><text:span text:style-name="T1">“T his is a test”</text:span></text:p>
      <text:p text:style-name="Standard"><text:span text:style-name="T1"/></text:p>
      <text:p text:style-name="Standard"><text:span text:style-name="T1">Hello___ – … aaa bbb</text:span></text:p>
      <text:p text:style-name="Standard"><text:span text:style-name="T1"/></text:p>
      <text:p text:style-name="Standard"><text:span text:style-name="T1">``</text:span></text:p>
      <text:p text:style-name="Standard"><text:span text:style-name="T1"/></text:p>
      <text:p text:style-name="Standard"><text:span text:style-name="T2"> ʺʺ</text:span></text:p>
      <text:p text:style-name="Standard"><text:span text:style-name="T3"/></text:p>
      <text:p text:style-name="Standard"><text:span text:style-name="T3">ʺʹʼʻ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Thacker</meta:initial-creator>
    <meta:creation-date>2016-10-11T20:16:44.50</meta:creation-date>
    <meta:document-statistic meta:table-count="0" meta:image-count="0" meta:object-count="0" meta:page-count="1" meta:paragraph-count="14" meta:word-count="49" meta:character-count="203"/>
    <dc:date>2016-10-11T20:19:56.97</dc:date>
    <dc:creator>Kevin Thacker</dc:creator>
    <meta:editing-duration>PT3M37S</meta:editing-duration>
    <meta:editing-cycles>1</meta:editing-cycles>
    <meta:generator>OpenOffice/4.1.1$Win32 OpenOffice.org_project/411m6$Build-9775</meta:generator>
  </office:meta>
</office:document-meta>
</file>